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40000016DAACE8522D5D727F6.png" manifest:media-type="image/png"/>
  <manifest:file-entry manifest:full-path="Pictures/10000001000004B4000000F8A3293FDC7774D488.png" manifest:media-type="image/png"/>
  <manifest:file-entry manifest:full-path="Pictures/10000001000004B400000160CFC73AE84E5A569F.png" manifest:media-type="image/png"/>
  <manifest:file-entry manifest:full-path="Pictures/10000001000004B40000011D516DBBE90C0CEF62.png" manifest:media-type="image/png"/>
  <manifest:file-entry manifest:full-path="Pictures/10000001000004B400000151A90E14966C05DDB0.png" manifest:media-type="image/png"/>
  <manifest:file-entry manifest:full-path="Pictures/1000000100000468000000FEC36C19BF6D847B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cc470" officeooo:paragraph-rsid="000cc470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7</text:p>
      <text:p text:style-name="P1">Q1.</text:p>
      <text:p text:style-name="P1"/>
      <text:p text:style-name="P1"><draw:frame draw:style-name="fr1" draw:name="Image1" text:anchor-type="char" svg:x="-1.7cm" svg:y="0.014cm" svg:width="20.526cm" svg:height="5.921cm" draw:z-index="0"><draw:image xlink:href="Pictures/1000000100000468000000FEC36C19BF6D847B6A.png" xlink:type="simple" xlink:show="embed" xlink:actuate="onLoad" draw:mime-type="image/png"/></draw:frame></text:p>
      <text:p text:style-name="P1">Q2.</text:p>
      <text:p text:style-name="P1"/>
      <text:p text:style-name="P1"/>
      <text:p text:style-name="P1"><draw:frame draw:style-name="fr1" draw:name="Image2" text:anchor-type="char" svg:x="-2cm" svg:y="0.127cm" svg:width="20.403cm" svg:height="7.68cm" draw:z-index="1"><draw:image xlink:href="Pictures/10000001000004B400000151A90E14966C05DDB0.png" xlink:type="simple" xlink:show="embed" xlink:actuate="onLoad" draw:mime-type="image/png"/></draw:frame></text:p>
      <text:p text:style-name="P1"/>
      <text:p text:style-name="P1">Q3.</text:p>
      <text:p text:style-name="P1"/>
      <text:p text:style-name="P1"/>
      <text:p text:style-name="P1"><draw:frame draw:style-name="fr2" draw:name="Image3" text:anchor-type="char" svg:width="20.001cm" svg:height="9.289cm" draw:z-index="2"><draw:image xlink:href="Pictures/10000001000004B400000160CFC73AE84E5A569F.png" xlink:type="simple" xlink:show="embed" xlink:actuate="onLoad" draw:mime-type="image/png"/></draw:frame><text:soft-page-break/></text:p>
      <text:p text:style-name="P1">Q4.</text:p>
      <text:p text:style-name="P1"><draw:frame draw:style-name="fr2" draw:name="Image4" text:anchor-type="char" svg:width="20.5cm" svg:height="6.311cm" draw:z-index="3"><draw:image xlink:href="Pictures/10000001000004B4000000F8A3293FDC7774D488.png" xlink:type="simple" xlink:show="embed" xlink:actuate="onLoad" draw:mime-type="image/png"/></draw:frame></text:p>
      <text:p text:style-name="P1"/>
      <text:p text:style-name="P1"/>
      <text:p text:style-name="P1"><text:soft-page-break/>Q5.</text:p>
      <text:p text:style-name="P1"/>
      <text:p text:style-name="P1"><draw:frame draw:style-name="fr1" draw:name="Image5" text:anchor-type="char" svg:x="-2cm" svg:y="0.293cm" svg:width="20.999cm" svg:height="9.38cm" draw:z-index="4"><draw:image xlink:href="Pictures/10000001000004B40000011D516DBBE90C0CEF62.png" xlink:type="simple" xlink:show="embed" xlink:actuate="onLoad" draw:mime-type="image/png"/></draw:frame></text:p>
      <text:p text:style-name="P1"/>
      <text:p text:style-name="P1"/>
      <text:p text:style-name="P1">Q6.<draw:frame draw:style-name="fr1" draw:name="Image6" text:anchor-type="char" svg:x="-1.78cm" svg:y="2.037cm" svg:width="20.78cm" svg:height="8.608cm" draw:z-index="5"><draw:image xlink:href="Pictures/10000001000004B40000016DAACE8522D5D727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06:23.077895179</meta:creation-date>
    <dc:date>2023-09-13T23:09:56.786558494</dc:date>
    <meta:editing-duration>PT3M34S</meta:editing-duration>
    <meta:editing-cycles>1</meta:editing-cycles>
    <meta:document-statistic meta:table-count="0" meta:image-count="6" meta:object-count="0" meta:page-count="3" meta:paragraph-count="7" meta:word-count="7" meta:character-count="29" meta:non-whitespace-character-count="29"/>
    <meta:generator>LibreOffice/7.3.7.2$Linux_X86_64 LibreOffice_project/30$Build-2</meta:generator>
  </office:meta>
</office:document-meta>
</file>